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Normal">
      <style:text-properties style:font-name="Nimbus Mono L1" officeooo:paragraph-rsid="007854aa"/>
    </style:style>
    <style:style style:name="P3" style:family="paragraph" style:parent-style-name="Normal">
      <style:text-properties style:font-name="Nimbus Mono L1" officeooo:rsid="00794b71" officeooo:paragraph-rsid="00815f3a"/>
    </style:style>
    <style:style style:name="P4" style:family="paragraph" style:parent-style-name="Normal">
      <style:text-properties style:font-name="Nimbus Mono L1" officeooo:rsid="007abc1a" officeooo:paragraph-rsid="007abc1a"/>
    </style:style>
    <style:style style:name="P5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817e2c"/>
    </style:style>
    <style:style style:name="P6" style:family="paragraph" style:parent-style-name="Normal">
      <style:paragraph-properties fo:line-height="100%"/>
      <style:text-properties style:font-name="Nimbus Mono L1" officeooo:paragraph-rsid="008b52d9"/>
    </style:style>
    <style:style style:name="P7" style:family="paragraph" style:parent-style-name="Normal">
      <style:text-properties style:font-name="Nimbus Mono L1" officeooo:paragraph-rsid="008e954b"/>
    </style:style>
    <style:style style:name="P8" style:family="paragraph" style:parent-style-name="Normal">
      <style:text-properties style:font-name="Nimbus Mono L1" officeooo:rsid="008e954b" officeooo:paragraph-rsid="008e954b"/>
    </style:style>
    <style:style style:name="P9" style:family="paragraph" style:parent-style-name="Normal">
      <style:text-properties style:font-name="Nimbus Mono L1" officeooo:rsid="00932710" officeooo:paragraph-rsid="00932710"/>
    </style:style>
    <style:style style:name="P10" style:family="paragraph" style:parent-style-name="Normal">
      <style:text-properties style:font-name="Nimbus Mono L1" officeooo:paragraph-rsid="00a19359"/>
    </style:style>
    <style:style style:name="P11" style:family="paragraph" style:parent-style-name="Normal">
      <style:text-properties style:font-name="Nimbus Mono L1" officeooo:rsid="00a19359" officeooo:paragraph-rsid="00a19359"/>
    </style:style>
    <style:style style:name="P12" style:family="paragraph" style:parent-style-name="Normal">
      <style:text-properties style:font-name="Nimbus Mono L1" officeooo:paragraph-rsid="00ad2950"/>
    </style:style>
    <style:style style:name="P13" style:family="paragraph" style:parent-style-name="Normal">
      <style:text-properties style:font-name="Nimbus Mono L1" officeooo:paragraph-rsid="00b04c44"/>
    </style:style>
    <style:style style:name="P14" style:family="paragraph" style:parent-style-name="Normal">
      <style:text-properties style:font-name="Nimbus Mono L1" officeooo:rsid="0091be22" officeooo:paragraph-rsid="00b0cb3d"/>
    </style:style>
    <style:style style:name="P15" style:family="paragraph" style:parent-style-name="Normal">
      <style:paragraph-properties fo:text-align="center" style:justify-single-word="false"/>
      <style:text-properties style:font-name="Nimbus Mono L1" officeooo:rsid="00b0cb3d" officeooo:paragraph-rsid="00b0cb3d"/>
    </style:style>
    <style:style style:name="P16" style:family="paragraph" style:parent-style-name="Normal">
      <style:text-properties officeooo:rsid="007f2cef" officeooo:paragraph-rsid="007f2cef"/>
    </style:style>
    <style:style style:name="P17" style:family="paragraph" style:parent-style-name="Normal">
      <style:text-properties officeooo:rsid="007f2cef" officeooo:paragraph-rsid="00810360"/>
    </style:style>
    <style:style style:name="P18" style:family="paragraph" style:parent-style-name="Normal">
      <style:text-properties officeooo:rsid="007eac00" officeooo:paragraph-rsid="007eac00"/>
    </style:style>
    <style:style style:name="P19" style:family="paragraph" style:parent-style-name="Normal">
      <style:text-properties officeooo:rsid="00819209" officeooo:paragraph-rsid="00819209"/>
    </style:style>
    <style:style style:name="P20" style:family="paragraph" style:parent-style-name="Normal">
      <style:text-properties officeooo:paragraph-rsid="008b52d9"/>
    </style:style>
    <style:style style:name="P21" style:family="paragraph" style:parent-style-name="Character_20_name">
      <style:text-properties style:font-name="Nimbus Mono L1" officeooo:paragraph-rsid="007854aa"/>
    </style:style>
    <style:style style:name="P22" style:family="paragraph" style:parent-style-name="Character_20_name">
      <style:text-properties style:font-name="Nimbus Mono L1" officeooo:paragraph-rsid="007abc1a"/>
    </style:style>
    <style:style style:name="P23" style:family="paragraph" style:parent-style-name="Character_20_name">
      <style:text-properties style:font-name="Nimbus Mono L1" officeooo:paragraph-rsid="007c6a51"/>
    </style:style>
    <style:style style:name="P24" style:family="paragraph" style:parent-style-name="Character_20_name">
      <style:text-properties style:font-name="Nimbus Mono L1" officeooo:paragraph-rsid="007d7273"/>
    </style:style>
    <style:style style:name="P25" style:family="paragraph" style:parent-style-name="Character_20_name">
      <style:text-properties style:font-name="Nimbus Mono L1" officeooo:paragraph-rsid="00a19359"/>
    </style:style>
    <style:style style:name="P26" style:family="paragraph" style:parent-style-name="Character_20_name">
      <style:text-properties style:font-name="Nimbus Mono L1" officeooo:rsid="00a33ecb" officeooo:paragraph-rsid="00a33ecb"/>
    </style:style>
    <style:style style:name="P27" style:family="paragraph" style:parent-style-name="Character_20_name">
      <style:text-properties style:font-name="Nimbus Mono L1" officeooo:rsid="00a33ecb" officeooo:paragraph-rsid="00a3ad65"/>
    </style:style>
    <style:style style:name="P28" style:family="paragraph" style:parent-style-name="Character_20_name">
      <style:text-properties style:font-name="Nimbus Mono L1" officeooo:paragraph-rsid="00a3ad65"/>
    </style:style>
    <style:style style:name="P29" style:family="paragraph" style:parent-style-name="Character_20_speech">
      <style:text-properties style:font-name="Nimbus Mono L1" officeooo:paragraph-rsid="007854aa"/>
    </style:style>
    <style:style style:name="P30" style:family="paragraph" style:parent-style-name="Character_20_speech">
      <style:text-properties style:font-name="Nimbus Mono L1" officeooo:rsid="007abc1a" officeooo:paragraph-rsid="007abc1a"/>
    </style:style>
    <style:style style:name="P31" style:family="paragraph" style:parent-style-name="Character_20_speech">
      <style:text-properties style:font-name="Nimbus Mono L1" officeooo:rsid="007abc1a" officeooo:paragraph-rsid="007c6a51"/>
    </style:style>
    <style:style style:name="P32" style:family="paragraph" style:parent-style-name="Character_20_speech">
      <style:text-properties style:font-name="Nimbus Mono L1" officeooo:rsid="007abc1a" officeooo:paragraph-rsid="007d7273"/>
    </style:style>
    <style:style style:name="P33" style:family="paragraph" style:parent-style-name="Character_20_speech">
      <style:text-properties style:font-name="Nimbus Mono L1" officeooo:rsid="007abc1a" officeooo:paragraph-rsid="007eac00"/>
    </style:style>
    <style:style style:name="P34" style:family="paragraph" style:parent-style-name="Character_20_speech">
      <style:text-properties style:font-name="Nimbus Mono L1" officeooo:rsid="00a19359" officeooo:paragraph-rsid="00a19359"/>
    </style:style>
    <style:style style:name="P35" style:family="paragraph" style:parent-style-name="Character_20_speech">
      <style:text-properties style:font-name="Nimbus Mono L1" officeooo:paragraph-rsid="00a19359"/>
    </style:style>
    <style:style style:name="P36" style:family="paragraph" style:parent-style-name="Character_20_speech">
      <style:text-properties style:font-name="Nimbus Mono L1" officeooo:rsid="00a33ecb" officeooo:paragraph-rsid="00a33ecb"/>
    </style:style>
    <style:style style:name="P37" style:family="paragraph" style:parent-style-name="Character_20_speech">
      <style:text-properties style:font-name="Nimbus Mono L1" officeooo:rsid="00a3ad65" officeooo:paragraph-rsid="00a3ad65"/>
    </style:style>
    <style:style style:name="P38" style:family="paragraph" style:parent-style-name="Character_20_speech">
      <style:text-properties style:font-name="Nimbus Mono L1" officeooo:paragraph-rsid="00a4c72f"/>
    </style:style>
    <style:style style:name="P39" style:family="paragraph" style:parent-style-name="Character_20_speech">
      <style:text-properties style:font-name="Nimbus Mono L1" officeooo:rsid="00a4c72f" officeooo:paragraph-rsid="00a4c72f"/>
    </style:style>
    <style:style style:name="P40" style:family="paragraph" style:parent-style-name="Character_20_speech">
      <style:text-properties style:font-name="Nimbus Mono L1" officeooo:paragraph-rsid="00aadabf"/>
    </style:style>
    <style:style style:name="P41" style:family="paragraph" style:parent-style-name="Remark">
      <style:text-properties style:font-name="Nimbus Mono L1" officeooo:paragraph-rsid="007854aa"/>
    </style:style>
    <style:style style:name="P42" style:family="paragraph" style:parent-style-name="Remark">
      <style:text-properties style:font-name="Nimbus Mono L1" officeooo:paragraph-rsid="007abc1a"/>
    </style:style>
    <style:style style:name="P43" style:family="paragraph" style:parent-style-name="Remark">
      <style:text-properties style:font-name="Nimbus Mono L1" officeooo:paragraph-rsid="007c6a51"/>
    </style:style>
    <style:style style:name="P44" style:family="paragraph" style:parent-style-name="Remark">
      <style:text-properties style:font-name="Nimbus Mono L1" officeooo:rsid="007abc1a" officeooo:paragraph-rsid="007c6a51"/>
    </style:style>
    <style:style style:name="P45" style:family="paragraph" style:parent-style-name="Remark">
      <style:text-properties style:font-name="Nimbus Mono L1" officeooo:rsid="007abc1a" officeooo:paragraph-rsid="007eac00"/>
    </style:style>
    <style:style style:name="P46" style:family="paragraph" style:parent-style-name="Remark">
      <style:text-properties officeooo:rsid="007abc1a" officeooo:paragraph-rsid="007abc1a"/>
    </style:style>
    <style:style style:name="P47" style:family="paragraph" style:parent-style-name="Remark">
      <style:text-properties officeooo:rsid="007d7273" officeooo:paragraph-rsid="007d7273"/>
    </style:style>
    <style:style style:name="P48" style:family="paragraph" style:parent-style-name="Normal">
      <style:paragraph-properties fo:margin-left="0cm" fo:margin-right="3.75cm" fo:text-indent="0cm" style:auto-text-indent="false"/>
      <style:text-properties style:font-name="Nimbus Mono L1" officeooo:rsid="007abc1a" officeooo:paragraph-rsid="007c6a51"/>
    </style:style>
    <style:style style:name="P49" style:family="paragraph" style:parent-style-name="Character_20_speech">
      <style:paragraph-properties fo:margin-left="0cm" fo:margin-right="3.75cm" fo:text-indent="0cm" style:auto-text-indent="false"/>
      <style:text-properties style:font-name="Nimbus Mono L1" officeooo:rsid="00a33ecb" officeooo:paragraph-rsid="00a33ecb"/>
    </style:style>
    <style:style style:name="P50" style:family="paragraph" style:parent-style-name="Character_20_speech">
      <style:paragraph-properties fo:margin-left="0cm" fo:margin-right="3.75cm" fo:text-indent="0cm" style:auto-text-indent="false"/>
      <style:text-properties style:font-name="Nimbus Mono L1" officeooo:rsid="00a3ad65" officeooo:paragraph-rsid="00a3ad65"/>
    </style:style>
    <style:style style:name="P51" style:family="paragraph" style:parent-style-name="Character_20_speech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background-image/>
      </style:paragraph-properties>
      <style:text-properties style:font-name="Nimbus Mono L1" officeooo:rsid="00a31c6d" officeooo:paragraph-rsid="00a31c6d"/>
    </style:style>
    <style:style style:name="P52" style:family="paragraph" style:parent-style-name="Character_20_speech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background-image/>
      </style:paragraph-properties>
      <style:text-properties style:font-name="Nimbus Mono L1" officeooo:rsid="00a31c6d" officeooo:paragraph-rsid="00a3ad65"/>
    </style:style>
    <style:style style:name="P53" style:family="paragraph" style:parent-style-name="Character_20_speech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background-image/>
      </style:paragraph-properties>
      <style:text-properties style:font-name="Nimbus Mono L1" officeooo:rsid="00a4c72f" officeooo:paragraph-rsid="00a89408"/>
    </style:style>
    <style:style style:name="P54" style:family="paragraph" style:parent-style-name="Character_20_speech">
      <style:paragraph-properties fo:margin-left="0cm" fo:margin-right="0cm" fo:margin-top="0cm" fo:margin-bottom="0cm" loext:contextual-spacing="false" fo:line-height="100%" fo:text-indent="0cm" style:auto-text-indent="false" fo:background-color="transparent">
        <style:background-image/>
      </style:paragraph-properties>
      <style:text-properties style:font-name="Nimbus Mono L1" officeooo:rsid="00a31c6d" officeooo:paragraph-rsid="00a31c6d"/>
    </style:style>
    <style:style style:name="P55" style:family="paragraph" style:parent-style-name="Character_20_speech">
      <style:paragraph-properties fo:margin-left="0cm" fo:margin-right="0cm" fo:margin-top="0cm" fo:margin-bottom="0cm" loext:contextual-spacing="false" fo:line-height="100%" fo:text-indent="0cm" style:auto-text-indent="false" fo:background-color="transparent">
        <style:background-image/>
      </style:paragraph-properties>
      <style:text-properties style:font-name="Nimbus Mono L1" officeooo:rsid="00a31c6d" officeooo:paragraph-rsid="00a3ad65"/>
    </style:style>
    <style:style style:name="P56" style:family="paragraph" style:parent-style-name="Character_20_speech">
      <style:paragraph-properties fo:margin-left="0cm" fo:margin-right="0cm" fo:margin-top="0cm" fo:margin-bottom="0cm" loext:contextual-spacing="false" fo:line-height="100%" fo:text-indent="0cm" style:auto-text-indent="false" fo:background-color="transparent">
        <style:background-image/>
      </style:paragraph-properties>
      <style:text-properties style:font-name="Nimbus Mono L1" officeooo:rsid="00a33ecb" officeooo:paragraph-rsid="00a33ecb"/>
    </style:style>
    <style:style style:name="P57" style:family="paragraph" style:parent-style-name="Character_20_speech">
      <style:paragraph-properties fo:margin-left="0cm" fo:margin-right="0cm" fo:margin-top="0cm" fo:margin-bottom="0cm" loext:contextual-spacing="false" fo:line-height="100%" fo:text-indent="0cm" style:auto-text-indent="false" fo:background-color="transparent">
        <style:background-image/>
      </style:paragraph-properties>
      <style:text-properties style:font-name="Nimbus Mono L1" officeooo:rsid="00a4c72f" officeooo:paragraph-rsid="00a4c72f"/>
    </style:style>
    <style:style style:name="P58" style:family="paragraph" style:parent-style-name="Normal">
      <style:paragraph-properties fo:text-align="start" style:justify-single-word="false"/>
      <style:text-properties style:font-name="Nimbus Mono L1" officeooo:paragraph-rsid="00b04c44"/>
    </style:style>
    <style:style style:name="P59" style:family="paragraph" style:parent-style-name="Normal">
      <style:paragraph-properties fo:text-align="center" style:justify-single-word="false"/>
      <style:text-properties style:font-name="Nimbus Mono L1" fo:font-weight="normal" officeooo:rsid="00b3a21a" officeooo:paragraph-rsid="00b3a21a" style:font-weight-asian="normal" style:font-weight-complex="normal"/>
    </style:style>
    <style:style style:name="P60" style:family="paragraph" style:parent-style-name="Heading_20_2" style:list-style-name="">
      <style:text-properties style:font-name="Nimbus Mono L1" officeooo:rsid="001e97ff" officeooo:paragraph-rsid="008cb7e2"/>
    </style:style>
    <style:style style:name="T1" style:family="text">
      <style:text-properties fo:font-style="normal" officeooo:rsid="008b52d9" style:font-style-asian="normal" style:font-style-complex="normal"/>
    </style:style>
    <style:style style:name="T2" style:family="text">
      <style:text-properties officeooo:rsid="00817e2c"/>
    </style:style>
    <style:style style:name="T3" style:family="text">
      <style:text-properties officeooo:rsid="00836312"/>
    </style:style>
    <style:style style:name="T4" style:family="text">
      <style:text-properties officeooo:rsid="008639cb"/>
    </style:style>
    <style:style style:name="T5" style:family="text">
      <style:text-properties officeooo:rsid="0086c68d"/>
    </style:style>
    <style:style style:name="T6" style:family="text">
      <style:text-properties officeooo:rsid="0087907e"/>
    </style:style>
    <style:style style:name="T7" style:family="text">
      <style:text-properties officeooo:rsid="0088b8ab"/>
    </style:style>
    <style:style style:name="T8" style:family="text">
      <style:text-properties officeooo:rsid="008b52d9"/>
    </style:style>
    <style:style style:name="T9" style:family="text">
      <style:text-properties style:font-name="Nimbus Mono L1" fo:font-style="normal" officeooo:rsid="008b52d9" style:font-style-asian="normal" style:font-style-complex="normal"/>
    </style:style>
    <style:style style:name="T10" style:family="text">
      <style:text-properties style:font-name="Nimbus Mono L1" fo:font-style="normal" officeooo:rsid="0015962b" style:font-style-asian="normal" style:font-style-complex="normal"/>
    </style:style>
    <style:style style:name="T11" style:family="text">
      <style:text-properties officeooo:rsid="008ea7d0"/>
    </style:style>
    <style:style style:name="T12" style:family="text">
      <style:text-properties officeooo:rsid="008daa96"/>
    </style:style>
    <style:style style:name="T13" style:family="text">
      <style:text-properties officeooo:rsid="008e954b"/>
    </style:style>
    <style:style style:name="T14" style:family="text">
      <style:text-properties officeooo:rsid="0091be22"/>
    </style:style>
    <style:style style:name="T15" style:family="text">
      <style:text-properties officeooo:rsid="00926f99"/>
    </style:style>
    <style:style style:name="T16" style:family="text">
      <style:text-properties officeooo:rsid="00953945"/>
    </style:style>
    <style:style style:name="T17" style:family="text">
      <style:text-properties officeooo:rsid="009a010e"/>
    </style:style>
    <style:style style:name="T18" style:family="text">
      <style:text-properties officeooo:rsid="009c4c93"/>
    </style:style>
    <style:style style:name="T19" style:family="text">
      <style:text-properties officeooo:rsid="009dd910"/>
    </style:style>
    <style:style style:name="T20" style:family="text">
      <style:text-properties officeooo:rsid="00a19359"/>
    </style:style>
    <style:style style:name="T21" style:family="text">
      <style:text-properties officeooo:rsid="00a31c6d"/>
    </style:style>
    <style:style style:name="T22" style:family="text">
      <style:text-properties officeooo:rsid="00a3ad65"/>
    </style:style>
    <style:style style:name="T23" style:family="text">
      <style:text-properties officeooo:rsid="00a4c72f"/>
    </style:style>
    <style:style style:name="T24" style:family="text">
      <style:text-properties officeooo:rsid="00a89408"/>
    </style:style>
    <style:style style:name="T25" style:family="text">
      <style:text-properties officeooo:rsid="00a92d5e"/>
    </style:style>
    <style:style style:name="T26" style:family="text">
      <style:text-properties officeooo:rsid="00aa07ba"/>
    </style:style>
    <style:style style:name="T27" style:family="text">
      <style:text-properties officeooo:rsid="00b04c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2">ВТОРАЯ СЕРИЯ: Встреча с Марьей Моревной</text:h>
      <text:p text:style-name="P3">НАДПИСЬ НА ЭКРАНЕ: «В предыдущей серии».</text:p>
      <text:p text:style-name="P4">Появляются фрагменты предыдущей серии, но каждый фрагмент резко обрывается, прерываемый шумом на экране.</text:p>
      <text:p text:style-name="P22">ГОЛОС</text:p>
      <text:p text:style-name="P42">(за кадром)</text:p>
      <text:p text:style-name="P30">Жил-был Иван царевич, и было у него...</text:p>
      <text:p text:style-name="P30"/>
      <text:p text:style-name="P46">(шум)</text:p>
      <text:p text:style-name="P48">В стену врезается машина.</text:p>
      <text:p text:style-name="P48"/>
      <text:p text:style-name="Remark">(шум)</text:p>
      <text:p text:style-name="P23">ГОЛОС</text:p>
      <text:p text:style-name="P43">(за кадром)</text:p>
      <text:p text:style-name="P31">Затужил Иван, заскучал, да делать...</text:p>
      <text:p text:style-name="P31"/>
      <text:p text:style-name="P44">(шум)</text:p>
      <text:p text:style-name="P31"/>
      <text:p text:style-name="P24">ХРАБРЫЙ НАЗАР</text:p>
      <text:p text:style-name="P47">(в камеру)</text:p>
      <text:p text:style-name="P32"><text:span text:style-name="T3">... (</text:span>Б<text:span text:style-name="T3">)</text:span>ез паники, Иван Царевич, ты-то мне и нужен!</text:p>
      <text:p text:style-name="P32"/>
      <text:p text:style-name="P45">(шум)</text:p>
      <text:p text:style-name="P33"/>
      <text:p text:style-name="P18">Шум на экране продолжается дольше, чем обычно.</text:p>
      <text:p text:style-name="P19">Появляется надпись «Загрузка...» (Buffering?) и индикатор прогресса.</text:p>
      <text:p text:style-name="P2"><text:bookmark text:name="line-167"/>НАТ. УЛИЦА ГОРОДА <text:bookmark text:name="line-168"/>ВЕЧЕР</text:p>
      <text:p text:style-name="P2">Тихий и пустынный город. Везде видны следы недавних разрушений — судя по всему здесь недавно произошла битва. Улица завалена телами людей в военной форме, обломками мотоциклов и техники, различным уличным оружием (бейсбольными битами, цепями, обрезками труб, палками с гвоздями, молотками, кирками, бензопилами). <text:span text:style-name="T19">Многие из </text:span><text:soft-page-break/><text:span text:style-name="T19">лежащих солдат имеют кибернетические элементы — механические руки, ноги и пр.</text:span> В этом месте тут и там видны следы свежих взрывов от гранат. <text:bookmark text:name="line-171"/><text:bookmark text:name="line-170"/>Среди всего хлама, лежащего на земле попадаются пистолеты, автоматы и прочее оружие, но удивительно искореженное — погнутые неведомой силой стволы, некоторые разрезаны на части, один автомат раздавлен посередине чьей-то ногой словно он сделан из фольги.</text:p>
      <text:p text:style-name="P2">Подъезжает машина Ивана. Дальше он ехать не может, так как иначе придётся ехать по людям. Иван вылезает из машины и с изумлением смотрит на «поле брани». Захлопывает дверь, машина ставится на сигнализацию (слышен звук). Иван делает неуверенные шаги вперёд. Его нога случайно задевает биту, лежащую на асфальте, та с характерным звуком откатывается в сторону к чьей-то лежащей на земле руке.</text:p>
      <text:p text:style-name="P2">Иван идёт, озираясь, среди дымящихся останков, среди тел, лежащих на земле.<text:bookmark text:name="line-173"/><text:bookmark text:name="line-172"/></text:p>
      <text:p text:style-name="P2">Рука возле биты начинает неуверенно шевелиться. <text:bookmark text:name="line-175"/><text:bookmark text:name="line-174"/></text:p>
      <text:p text:style-name="P2">Иван видит, что неподалёку дорога образует возвышение и на верхушке стоит мотоцикл. Иван начинает подниматься <text:span text:style-name="T4">по склону</text:span>. Поднявшись он видит, что вокруг мотоцикла кольцом лежат тела, но внутри самого круга никого нет, за исключением лежащего тела девушки - МАРЬИ МОРЕВНЫ (2<text:span text:style-name="T5">8</text:span> лет). Она на земле в полусидячем положении, прислонена спиной к мотоциклу. У девушки фиолетовые волосы, на ней чёрный кожаный плащ. На шее висит странный амулет, часть которого повреждена.<text:bookmark text:name="line-177"/><text:bookmark text:name="line-176"/></text:p>
      <text:p text:style-name="P2">Иван бросается к Марье Моревне, трясёт за плечи. <text:bookmark text:name="line-179"/><text:bookmark text:name="line-178"/></text:p>
      <text:p text:style-name="P21">ИВАН</text:p>
      <text:p text:style-name="P29">Эй! Очнись! Ты жива? <text:bookmark text:name="line-181"/><text:bookmark text:name="line-180"/></text:p>
      <text:p text:style-name="P2">Иван озирается по сторонам, в поисках помощи. <text:bookmark text:name="line-183"/><text:bookmark text:name="line-182"/></text:p>
      <text:p text:style-name="P21">ИВАН</text:p>
      <text:p text:style-name="P41">(кричит)</text:p>
      <text:p text:style-name="P29">Коли есть тут жив человек - отзовииись!.. Кто‑нибу‑у‑удь!<text:bookmark text:name="line-185"/><text:bookmark text:name="line-184"/></text:p>
      <text:p text:style-name="P2">Отламывает зеркальце заднего вида от мотоцикла и, протерев об одежду, подносит к лицу девушки. Зеркало чуть-чуть замутняется от дыхания. <text:bookmark text:name="line-187"/><text:bookmark text:name="line-186"/></text:p>
      <text:p text:style-name="P2">Иван стирает пот со лба, отбрасывает зеркало, аккуратно берёт девушку на руки. Поднимая, он видит на спине её плаща <text:span text:style-name="T6">большую букву «М»</text:span>. <text:bookmark text:name="line-189"/><text:bookmark text:name="line-188"/></text:p>
      <text:p text:style-name="P2"><text:soft-page-break/>Иван несёт Марью Моревну к машине. Рука девушки безжизненно свисает вниз. За ней по земле волочётся катана какими-то ремнями закреплённая к поясу. </text:p>
      <text:p text:style-name="P2">Не дойдя несколько метров до машины Иван останавливается. Путь им преграждает группа угрожающего вида людей в форме. По видимому, они до этого лежали на земле, а теперь очухались. Хотя они и в форме, они больше напоминают бандитов, чем солдат. Среди них выделяется ГЕНЕРАЛ <text:span text:style-name="T25">(40 лет)</text:span>. У Генерала свежий синяк под глазом. Остальные тоже выглядят весьма помято. <text:bookmark text:name="line-193"/><text:bookmark text:name="line-192"/></text:p>
      <text:p text:style-name="P21">ГЕНЕРАЛ</text:p>
      <text:p text:style-name="P29">Стоять, молодец, коли жизнь дорога. <text:bookmark text:name="line-195"/><text:bookmark text:name="line-194"/></text:p>
      <text:p text:style-name="P2">Иван молчит, не зная что сказать. Окидывает взглядом банду. Они вооружены подобранным тут-же оружием. Напряжённая пауза. Солдаты стоят не шевелясь, сжимая в руках оружие.<text:bookmark text:name="line-197"/><text:bookmark text:name="line-196"/></text:p>
      <text:p text:style-name="P21">ГЕНЕРАЛ</text:p>
      <text:p text:style-name="P29">Отдай нам её.<text:bookmark text:name="line-199"/><text:bookmark text:name="line-198"/></text:p>
      <text:p text:style-name="P21">ИВАН</text:p>
      <text:p text:style-name="P29">С чего бы это?<text:bookmark text:name="line-201"/><text:bookmark text:name="line-200"/></text:p>
      <text:p text:style-name="P21">ГЕНЕРАЛ</text:p>
      <text:p text:style-name="P29">Всё это войско</text:p>
      <text:p text:style-name="P41">(обводит рукой)</text:p>
      <text:p text:style-name="P29">побила Марья Моревна Прекрасная Королевна.<text:bookmark text:name="line-203"/><text:bookmark text:name="line-202"/></text:p>
      <text:p text:style-name="P2">Иван с удивлением смотрит на девушку, лежащую у него на руках. Вспоминает надпись «<text:span text:style-name="T6">М</text:span>» у неё на спине <text:span text:style-name="T26">(флэшбэк)</text:span>. Смотрит на солдат. Его глаза встречаются с глазами Генерала. Иван вздыхает, опускает глаза и осторожно кладёт на землю Марью Моревну. <text:bookmark text:name="line-205"/><text:bookmark text:name="line-204"/></text:p>
      <text:p text:style-name="P2">Солдаты немного расслабляется. Генерал с ухмылкой на лице делает шаг вперёд. В этот момент рука Ивана поднимает обрезок трубы с земли. Иван становится перед толпой, заслоняя лежащую поодаль Моревну. <text:bookmark text:name="line-207"/><text:bookmark text:name="line-206"/></text:p>
      <text:p text:style-name="P21">ИВАН</text:p>
      <text:p text:style-name="P41">(его губы дрожат)</text:p>
      <text:p text:style-name="P29">Я н-не могу.<text:bookmark text:name="line-209"/><text:bookmark text:name="line-208"/></text:p>
      <text:p text:style-name="P2">Генерал зло сплёвывает в сторону. <text:bookmark text:name="line-211"/><text:bookmark text:name="line-210"/></text:p>
      <text:p text:style-name="P21">ГЕНЕРАЛ</text:p>
      <text:p text:style-name="P29"><text:soft-page-break/>Щенок! <text:bookmark text:name="line-213"/><text:bookmark text:name="line-212"/></text:p>
      <text:p text:style-name="P12">ГЕНЕРАЛ делает жест и вперёд выходит здоровенный солдат — ПАЙЛАТ. <text:span text:style-name="T18">Пайлат огромного роста, в кибернетическом костюме и двумя механическими руками.</text:span> Пайлат идёт к Ивану, медленно и неотвратимо, его шаги отдаются глухими звуками, ноги продавливают асфальт. Иван крепче сжимает обломок трубы, другая рука свободна, но в ней что-то есть. <text:bookmark text:name="line-215"/><text:bookmark text:name="line-214"/></text:p>
      <text:p text:style-name="P7">Пайлат замахивается дубиной. В этот момент Иван нажимает кнопку на пульте управления сигнализацией, зажатом в его руке. Машина позади солдат вспыхивает огнями и начинает сигналить. Солдаты оборачива<text:span text:style-name="T12">ю</text:span>тся. Пайлат тоже на мгновение отвлекается. <text:span text:style-name="T13">Иван резко делает движение в сторону Пайлата. Пайлат со зверским выражением лица опускает свою дубину, подняв тучу пыли. Пыль рассевается. На лице Пайлата удивление. На месте Ивана никого нет. </text:span></text:p>
      <text:p text:style-name="P8">Пайлат в недоумении озирается в одну сторону, потом в другую, потом поворачивается спиной к зрителю и тут оказывается, что на его спине крепко вцепившись сидит Иван. </text:p>
      <text:p text:style-name="P8">Иван выглядывает из-за плеча Пайлата.</text:p>
      <text:p text:style-name="P8"><text:tab/><text:tab/>ИВАН</text:p>
      <text:p text:style-name="P8"><text:tab/>Что-то потерял?</text:p>
      <text:p text:style-name="P8">Пайлат вертится волчком на месте, пытаясь стряхнуть Ивана.</text:p>
      <text:p text:style-name="P7"><text:tab/><text:tab/><text:span text:style-name="T13">ГЕНЕРАЛ</text:span></text:p>
      <text:p text:style-name="P7"><text:tab/><text:tab/><text:span text:style-name="T13">(солдатам)</text:span></text:p>
      <text:p text:style-name="P7"><text:tab/><text:span text:style-name="T14">Чего вы стоите, помогите ему!</text:span></text:p>
      <text:p text:style-name="P14">Солдаты бегут на помощь Пайлату. <text:span text:style-name="T15">Иван замечает их, достаёт инструменты и отрывает какую какую-то крышку со спины Пайлата. Хватает из под крышки пучок проводов и начинает их рвать, скручивать между собой, соединять в различных комбинациях. Пайлат начинает судорожно принимать различные нелепые позы. Солдаты аплодируют. Начинают свистеть и кидают монетки.</text:span></text:p>
      <text:p text:style-name="P15">ГЕНЕРАЛ<text:line-break/>( в бешенстве )<text:line-break/>Идиоты! Я сказал взять его! <text:s/></text:p>
      <text:p text:style-name="P14"><text:span text:style-name="T15">Иван соединяет ещё несколько проводов и Пайлат кулаками расшвыривает подбежавших солдат. Солдаты укладываются штабелями </text:span><text:soft-page-break/><text:span text:style-name="T15">перед офигевшим Генералом.</text:span></text:p>
      <text:p text:style-name="P9">В это время, двум последним солдатам (из тех что бросились помогать) удаётся остановить Пайлата — каждый удерживает одну из его рук.</text:p>
      <text:p text:style-name="P9"><text:tab/><text:tab/>ИВАН</text:p>
      <text:p text:style-name="P9"><text:tab/>Ах, так!</text:p>
      <text:p text:style-name="P9">Иван соединяет ещё один пучок проводов и резко спрыгивает со спины Пайлата в сторону. <text:span text:style-name="T16">Из спины Пайлата вырываются молнии и элетрические разряды охватывают весь его костюм, а вместе с ним и держащих его солдат.</text:span> <text:span text:style-name="T16">Тела солдат несколько мгновений бьются под ударами электрического тока. Разряд прекращается и обмякшие дымящиеся тела двух солдат и Пайлата сползают на землю. Рядом приземляется Иван.</text:span></text:p>
      <text:p text:style-name="P2">Иван заламывает руку лежащему на земле Пайлату, уперевшись коленом ему в спину. <text:span text:style-name="T17">Р</text:span>езко поднимает голову на оставшуюся толпу. <text:bookmark text:name="line-221"/><text:bookmark text:name="line-220"/></text:p>
      <text:p text:style-name="P21">ИВАН</text:p>
      <text:p text:style-name="P40">Оружие на землю, а не то я сломаю ему шею.<text:bookmark text:name="line-222"/><text:bookmark text:name="line-223"/></text:p>
      <text:p text:style-name="P2">Пайлат смотрит снизу вверх на Генерала. Генерал приподнимает бровь. <text:bookmark text:name="line-225"/><text:bookmark text:name="line-224"/>На его лице появляется усмешка.</text:p>
      <text:p text:style-name="P21">ГЕНЕРАЛ</text:p>
      <text:p text:style-name="P29">Взять его. <text:bookmark text:name="line-227"/><text:bookmark text:name="line-226"/></text:p>
      <text:p text:style-name="P2">Солдаты выполняют приказ и бегут на Ивана. Иван смотрит на кривую ухмылку Генерала за толпой бегущих солдат. Опускает взгляд, его хватают солдаты, а он так ничего и не сделал Пайлату.<text:bookmark text:name="line-229"/><text:bookmark text:name="line-228"/></text:p>
      <text:p text:style-name="P2">Солдаты держат Ивана за руки и бьют, а у них под ногами валяется дистанционное управление сигнализацией машины. Они топчутся по ней, наступают в такт ударам и машина каждый раз жалобно взвывает сиреной. Они не обращают на это внимание. <text:bookmark text:name="line-231"/><text:bookmark text:name="line-230"/></text:p>
      <text:p text:style-name="P2">Иван сползает на землю<text:bookmark text:name="line-232"/><text:bookmark text:name="line-233"/>, его волокут к Генералу.</text:p>
      <text:p text:style-name="P2">Генерал замахивается для удара, срывается порыв ветра, и <text:s/>ему на лицо падает необычный блик - блик от катаны Марьи Моревны. Он поднимает голову вверх и куда-то смотрит. Остальные солдаты тоже оборачиваются. <text:bookmark text:name="line-235"/><text:bookmark text:name="line-234"/></text:p>
      <text:p text:style-name="P58">Неподалёку на ногах стоит Марья Моревна. Её плащ и волосы <text:soft-page-break/>угрожающе развиваются на ветру. Она держит катану, направляя солнечный зайчик на лицо Генерала.<text:line-break/><text:line-break/></text:p>
      <text:p text:style-name="P59">МОРЕВНА</text:p>
      <text:p text:style-name="P59">(улыбаясь)<text:line-break/>Соскучились, мальчики? </text:p>
      <text:p text:style-name="P13"><text:span text:style-name="T27">Иван присвистывает. </text:span>Лицо Генерала перекашивает выражение недоверия, злобы и страха.</text:p>
      <text:p text:style-name="P2">Солдаты оставляют тело <text:span text:style-name="T7">Ивана</text:span> и устремляются за экран к Марье Моревне, на ходу подбирая с земли оружие.</text:p>
      <text:p text:style-name="P11"><text:bookmark text:name="line-239"/><text:bookmark text:name="line-238"/>Звуки драки.</text:p>
      <text:p text:style-name="P10">Иван <text:span text:style-name="T7">продолжает лежать, </text:span>смотрит в небо. По голубому небу плывут белые пушистые облака. <text:span text:style-name="T20">По небу далеко в высоте с воплями пролетают силуэты солдат.</text:span></text:p>
      <text:p text:style-name="P11">Звучит <text:span text:style-name="T21">аккустическая</text:span> гитара, <text:span text:style-name="T21">кто-то задумчиво перебирает струны</text:span>.</text:p>
      <text:p text:style-name="P25">МАРЬЯ МОРЕВНА</text:p>
      <text:p text:style-name="P35"><text:tab/><text:span text:style-name="T20">(поёт за кадром, задумчиво)</text:span></text:p>
      <text:p text:style-name="P34">Летят перелётные птицы</text:p>
      <text:p text:style-name="P34">В осенней дали голубой.</text:p>
      <text:p text:style-name="P34">Летят <text:span text:style-name="T21">они в дальние страны</text:span>,</text:p>
      <text:p text:style-name="P34">А я <text:span text:style-name="T21">остаюся с тобой…</text:span></text:p>
      <text:p text:style-name="P34"/>
      <text:p text:style-name="P51">Иван продолжает лежать. Из-за кадра в панике выбегают солдаты во главе с Генералом, пробегают мимо Ивана и спешно садятся в машину. </text:p>
      <text:p text:style-name="P54"/>
      <text:p text:style-name="P56">Внутри машины слышится возня.</text:p>
      <text:p text:style-name="P56"/>
      <text:p text:style-name="P26">СОЛДАТ 1</text:p>
      <text:p text:style-name="P36">Ключи! Где ключи!?</text:p>
      <text:p text:style-name="P36"/>
      <text:p text:style-name="P26">ГЕНЕРАЛ</text:p>
      <text:p text:style-name="P36"><text:tab/><text:span text:style-name="T22">(зло)</text:span></text:p>
      <text:p text:style-name="P37">Да какие тебе ключи?</text:p>
      <text:p text:style-name="P49"/>
      <text:p text:style-name="P50">Слышится звук зажигания, машина заводится.</text:p>
      <text:p text:style-name="P26">СОЛДАТ 2</text:p>
      <text:p text:style-name="P37"><text:soft-page-break/>Генерал, вы настоящий угонщик!</text:p>
      <text:p text:style-name="P36"/>
      <text:p text:style-name="P27">ГЕНЕРАЛ</text:p>
      <text:p text:style-name="P37">Засунь свои комплименты знаешь куда!</text:p>
      <text:p text:style-name="P36"/>
      <text:p text:style-name="P52"><text:span text:style-name="T22">Из за экрана появляется ещё один </text:span>солдат, <text:span text:style-name="T22">тоже бежит к машине.</text:span></text:p>
      <text:p text:style-name="P55"/>
      <text:p text:style-name="P27">СОЛДАТ 3</text:p>
      <text:p text:style-name="P37">Подождите, подождите меня!</text:p>
      <text:p text:style-name="P37"/>
      <text:p text:style-name="P55"><text:span text:style-name="T22">Машина трогается с места. Бегущий солдат </text:span>запрыгивает (ныряет) в открытое окно машины и наружу остаются торчать его ноги. <text:span text:style-name="T22">Машина разворачивается и уезжает прочь.</text:span></text:p>
      <text:p text:style-name="P55"/>
      <text:p text:style-name="P57">Из-за кадром снова слышится голос Моревны.</text:p>
      <text:p text:style-name="P55"/>
      <text:p text:style-name="P28">МАРЬЯ МОРЕВНА</text:p>
      <text:p text:style-name="P38"><text:tab/><text:span text:style-name="T20">(продолжает петь, дерзко)</text:span></text:p>
      <text:p text:style-name="P39">А я остаюся с тобою,</text:p>
      <text:p text:style-name="P39">Родная навеки страна!</text:p>
      <text:p text:style-name="P39">Не нужен мне берег турецкий</text:p>
      <text:p text:style-name="P39">И Африка мне не нужна.</text:p>
      <text:p text:style-name="P39"/>
      <text:p text:style-name="P53">На последних двух строчках в кадр входит Моревна с гитарой в руках. <text:span text:style-name="T24">З</text:span>аканчивает петь <text:span text:style-name="T24">и о</text:span>станавливается возле Ивана. Опускает гитару.<text:bookmark text:name="line-240"/><text:bookmark text:name="line-241"/></text:p>
      <text:p text:style-name="P21">МАРЬЯ МОРЕВНА</text:p>
      <text:p text:style-name="P29">Как тебя зовут?<text:bookmark text:name="line-243"/><text:bookmark text:name="line-242"/></text:p>
      <text:p text:style-name="P2">Показывается лицо Ивана, всё в ссадинах, он с облегчением улыбается.<text:bookmark text:name="line-245"/><text:bookmark text:name="line-244"/></text:p>
      <text:p text:style-name="P21">ИВАН</text:p>
      <text:p text:style-name="P29"><text:span text:style-name="T23">Я </text:span>Иван. <text:span text:style-name="T23">Т</text:span>от, который "Царевич". <text:bookmark text:name="line-249"/><text:bookmark text:name="line-248"/></text:p>
      <text:p text:style-name="P21">МАРЬЯ МОРЕВНА</text:p>
      <text:p text:style-name="P29">Значит я тебя знаю. Я — Марья Моревна.<text:bookmark text:name="line-251"/><text:bookmark text:name="line-250"/></text:p>
      <text:p text:style-name="P21">ИВАН</text:p>
      <text:p text:style-name="P29">Я знаю.<text:bookmark text:name="line-253"/><text:bookmark text:name="line-252"/></text:p>
      <text:p text:style-name="P21">МАРЬЯ МОРЕВНА</text:p>
      <text:p text:style-name="P41"><text:soft-page-break/>(смеётся)</text:p>
      <text:p text:style-name="P29">Значит мы друг друга знаем.<text:bookmark text:name="line-255"/><text:bookmark text:name="line-254"/></text:p>
      <text:p text:style-name="P2">Подаёт ему руку. Иван берётся за неё и она помогает ему подняться.<text:bookmark text:name="line-257"/><text:bookmark text:name="line-256"/></text:p>
      <text:p text:style-name="P20"><text:span text:style-name="Emphasis"><text:span text:style-name="T1">Иван и Моревна садятся на мотоцикл и уезжают.</text:span></text:span></text:p>
      <text:p text:style-name="P6">НАТ. ПОМЕСТЬЕ МАРЬИ МОРЕВНЫ ДЕНЬ <text:bookmark text:name="line-307"/></text:p>
      <text:p text:style-name="P6">Поместье Марьи Моревны представляет собой дворец на холме. <text:span text:style-name="T11">В</text:span>округ <text:span text:style-name="T11">дворца</text:span> сад, что-то типа рощицы. Дворец обнесён стеной.<text:bookmark text:name="line-315"/><text:bookmark text:name="line-314"/></text:p>
      <text:p text:style-name="P6"><text:bookmark text:name="line-316"/>НАТ. ПОМЕСТЬЕ МАРЬИ МОРЕВНЫ РОЩА ДЕНЬ <text:bookmark text:name="line-317"/></text:p>
      <text:p text:style-name="P6"><text:span text:style-name="Emphasis"><text:span text:style-name="T1">В</text:span></text:span><text:span text:style-name="Emphasis"><text:span text:style-name="T9"> зарослях возле стены дома </text:span></text:span><text:span text:style-name="Emphasis"><text:span text:style-name="T1">сидит АГЕНТ</text:span></text:span><text:span text:style-name="Emphasis"><text:span text:style-name="T9">. </text:span></text:span><text:span text:style-name="Emphasis"><text:span text:style-name="T10">Рядом с ним </text:span></text:span><text:span text:style-name="Emphasis"><text:span text:style-name="T1">коробки со взрывчаткой</text:span></text:span><text:span text:style-name="Emphasis"><text:span text:style-name="T9">. </text:span></text:span><text:span text:style-name="Emphasis"><text:span text:style-name="T1">Агент готовится поджечь фитиль.</text:span></text:span></text:p>
      <text:p text:style-name="P16">ЗТМ.</text:p>
      <text:p text:style-name="P16">НАДПИСЬ НА ЭКРАНЕ:</text:p>
      <text:p text:style-name="P16">«В следующей серии».</text:p>
      <text:p text:style-name="P16">Появляются фрагменты из эпизода 3 — <text:span text:style-name="T8">там где Моревна собирается на слёт байкеров.</text:span> <text:span text:style-name="T8">Всё нарисовано в стиле </text:span>СП. </text:p>
      <text:p text:style-name="P17">ЗТМ.</text:p>
      <text:p text:style-name="P17"/>
      <text:p text:style-name="P5">КОНЕЦ <text:span text:style-name="T2">2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8-08-31T20:29:12.491148636</dc:date>
    <meta:editing-duration>P1DT8H3M56S</meta:editing-duration>
    <meta:editing-cycles>153</meta:editing-cycles>
    <meta:generator>LibreOffice/4.3.3.2$Linux_X86_64 LibreOffice_project/430m0$Build-2</meta:generator>
    <meta:print-date>2015-02-02T14:22:45.391057692</meta:print-date>
    <meta:document-statistic meta:table-count="0" meta:image-count="0" meta:object-count="0" meta:page-count="8" meta:paragraph-count="145" meta:word-count="1463" meta:character-count="9677" meta:non-whitespace-character-count="8307"/>
  </office:meta>
</office:document-meta>
</file>